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4a788"/>
    </style:style>
    <style:style style:name="T1" style:family="text">
      <style:text-properties officeooo:rsid="0014a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e: </text:span><text:a xlink:type="simple" xlink:href="py3o://function=&quot;format_date(date)&quot;" text:style-name="Internet_20_link" text:visited-style-name="Visited_20_Internet_20_Link"><text:span text:style-name="T1">function="format_date(date)"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10T16:50:42.281541058</meta:creation-date>
    <dc:date>2015-11-10T16:51:43.176456700</dc:date>
    <dc:creator>Anael Lorimier</dc:creator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34" meta:non-whitespace-character-count="33"/>
    <meta:generator>LibreOffice/4.3.3.2$Linux_X86_64 LibreOffice_project/430m0$Build-2</meta:generator>
  </office:meta>
</office:document-meta>
</file>